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3.6cm"/>
    </style:style>
    <style:style style:name="gr2" style:family="graphic" style:parent-style-name="standard">
      <style:graphic-properties draw:textarea-horizontal-align="justify" draw:textarea-vertical-align="middle" draw:auto-grow-height="false" fo:min-height="0.85cm" fo:min-width="5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4.9cm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standard">
      <style:graphic-properties draw:marker-end="Arrow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2.55cm" fo:min-width="3.5cm"/>
    </style:style>
    <style:style style:name="gr11" style:family="graphic" style:parent-style-name="standard">
      <style:graphic-properties draw:textarea-horizontal-align="justify" draw:textarea-vertical-align="middle" draw:auto-grow-height="false" fo:min-height="2.65cm" fo:min-width="3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1cm" svg:height="1.2cm" svg:x="8.4cm" svg:y="5.2cm">
          <text:p text:style-name="P1">Main Process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5cm" svg:height="1.1cm" svg:x="8.2cm" svg:y="10.1cm">
          <text:p text:style-name="P1">Process 1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.5cm" svg:height="1.1cm" svg:x="8.3cm" svg:y="12.4cm">
          <text:p text:style-name="P1">Process 2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5cm" svg:height="1.1cm" svg:x="8.4cm" svg:y="14.7cm">
          <text:p text:style-name="P1">Process N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.4cm" svg:height="1.2cm" svg:x="14.4cm" svg:y="5.7cm">
          <text:p text:style-name="P1">Pipe 1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5.4cm" svg:height="1.2cm" svg:x="1.9cm" svg:y="7.2cm">
          <text:p text:style-name="P1">Pipe 2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2.5cm" svg:y1="5.8cm" svg:x2="17.1cm" svg:y2="5.7cm" draw:start-shape="id1" draw:start-glue-point="1" draw:end-shape="id2" draw:end-glue-point="0" svg:d="M12500 5800h950v-601h3650v501" svg:viewBox="0 0 4601 602">
          <text:p text:style-name="P1">1) Loads</text:p>
          <text:p text:style-name="P1"/>
          <text:p text:style-name="P1"/>
          <text:p text:style-name="P1"/>
        </draw:connector>
        <draw:connector draw:style-name="gr4" draw:text-style-name="P1" draw:layer="layout" draw:line-skew="-2.75cm" svg:x1="10.45cm" svg:y1="6.4cm" svg:x2="8.4cm" svg:y2="15.25cm" draw:start-shape="id1" draw:start-glue-point="2" draw:end-shape="id3" draw:end-glue-point="3" svg:d="M10450 6400v1400h-2551v7450h501" svg:viewBox="0 0 2552 8851">
          <text:p text:style-name="P1"/>
        </draw:connector>
        <draw:connector draw:style-name="gr5" draw:text-style-name="P1" draw:layer="layout" draw:line-skew="-0.75cm" svg:x1="10.45cm" svg:y1="6.4cm" svg:x2="8.2cm" svg:y2="10.65cm" draw:start-shape="id1" draw:start-glue-point="2" draw:end-shape="id4" draw:end-glue-point="3" svg:d="M10450 6400v1100h-2751v3150h501" svg:viewBox="0 0 2752 4251">
          <text:p/>
        </draw:connector>
        <draw:connector draw:style-name="gr4" draw:text-style-name="P1" draw:layer="layout" draw:line-skew="-1.75cm" svg:x1="10.45cm" svg:y1="6.4cm" svg:x2="8.3cm" svg:y2="12.95cm" draw:start-shape="id1" draw:start-glue-point="2" draw:end-shape="id5" draw:end-glue-point="3" svg:d="M10450 6400v1250h-2651v5300h501" svg:viewBox="0 0 2652 6551">
          <text:p text:style-name="P1"><text:s text:c="6"/>2)Spawn</text:p>
          <text:p text:style-name="P1"/>
          <text:p text:style-name="P1"/>
        </draw:connector>
        <draw:connector draw:style-name="gr6" draw:text-style-name="P1" draw:layer="layout" svg:x1="13.7cm" svg:y1="10.65cm" svg:x2="17.1cm" svg:y2="6.9cm" draw:start-shape="id4" draw:start-glue-point="1" draw:end-shape="id2" draw:end-glue-point="2" svg:d="M13700 10650h3400v-3750" svg:viewBox="0 0 3401 3751">
          <text:p text:style-name="P1"><text:s text:c="13"/>3) Fetch Work</text:p>
        </draw:connector>
        <draw:connector draw:style-name="gr7" draw:text-style-name="P1" draw:layer="layout" svg:x1="13.8cm" svg:y1="12.95cm" svg:x2="17.1cm" svg:y2="6.9cm" draw:start-shape="id5" draw:start-glue-point="1" draw:end-shape="id2" draw:end-glue-point="2" svg:d="M13800 12950h3300v-6050" svg:viewBox="0 0 3301 6051">
          <text:p/>
        </draw:connector>
        <draw:connector draw:style-name="gr5" draw:text-style-name="P1" draw:layer="layout" svg:x1="13.9cm" svg:y1="15.25cm" svg:x2="17.1cm" svg:y2="6.9cm" draw:start-shape="id3" draw:start-glue-point="1" draw:end-shape="id2" draw:end-glue-point="2" svg:d="M13900 15250h3200v-8350" svg:viewBox="0 0 3201 8351">
          <text:p/>
        </draw:connector>
        <draw:connector draw:style-name="gr8" draw:text-style-name="P2" draw:layer="layout" svg:x1="11.15cm" svg:y1="15.8cm" svg:x2="4.6cm" svg:y2="8.4cm" draw:start-shape="id3" draw:start-glue-point="2" draw:end-shape="id6" draw:end-glue-point="2" svg:d="M11150 15800v501h-6550v-7901" svg:viewBox="0 0 6551 7902">
          <text:p/>
        </draw:connector>
        <draw:connector draw:style-name="gr8" draw:text-style-name="P2" draw:layer="layout" svg:x1="11.05cm" svg:y1="13.5cm" svg:x2="4.6cm" svg:y2="8.4cm" draw:start-shape="id5" draw:start-glue-point="2" draw:end-shape="id6" draw:end-glue-point="2" svg:d="M11050 13500v501h-6450v-5601" svg:viewBox="0 0 6451 5602">
          <text:p/>
        </draw:connector>
        <draw:connector draw:style-name="gr9" draw:text-style-name="P2" draw:layer="layout" svg:x1="10.95cm" svg:y1="11.2cm" svg:x2="4.6cm" svg:y2="8.4cm" draw:start-shape="id4" draw:start-glue-point="2" draw:end-shape="id6" draw:end-glue-point="2" svg:d="M10950 11200v501h-6350v-3301" svg:viewBox="0 0 6351 3302">
          <text:p text:style-name="P1">4A) Update Status <text:s text:c="38"/></text:p>
        </draw:connector>
        <draw:connector draw:style-name="gr9" draw:text-style-name="P2" draw:layer="layout" svg:x1="8.4cm" svg:y1="5.8cm" svg:x2="4.6cm" svg:y2="7.2cm" draw:start-shape="id1" draw:start-glue-point="3" draw:end-shape="id6" draw:end-glue-point="0" svg:d="M8400 5800h-3800v1400" svg:viewBox="0 0 3801 1401">
          <text:p text:style-name="P1">5) Read Updates <text:s text:c="15"/></text:p>
        </draw:connector>
        <draw:connector draw:style-name="gr9" draw:text-style-name="P2" draw:layer="layout" svg:x1="1.9cm" svg:y1="7.8cm" svg:x2="10.45cm" svg:y2="5.2cm" draw:start-shape="id6" draw:start-glue-point="3" draw:end-shape="id1" draw:end-glue-point="0" svg:d="M1900 7800h-501v-3101h9051v501" svg:viewBox="0 0 9052 3102">
          <text:p text:style-name="P1">6) Check For Idle Processess</text:p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ustom-shape draw:style-name="gr3" draw:text-style-name="P1" xml:id="id7" draw:id="id7" draw:layer="layout" svg:width="5.4cm" svg:height="1.2cm" svg:x="12.6cm" svg:y="17.8cm">
          <text:p text:style-name="P1">Results Writer</text:p>
          <draw:enhanced-geometry svg:viewBox="0 0 21600 21600" draw:type="rectangle" draw:enhanced-path="M 0 0 L 21600 0 21600 21600 0 21600 0 0 Z N"/>
        </draw:custom-shape>
        <draw:custom-shape draw:style-name="gr10" draw:text-style-name="P1" xml:id="id8" draw:id="id8" draw:layer="layout" svg:width="4cm" svg:height="2.8cm" svg:x="6.4cm" svg:y="20.7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11" draw:text-style-name="P1" xml:id="id9" draw:id="id9" draw:layer="layout" svg:width="3.8cm" svg:height="2.9cm" svg:x="11.9cm" svg:y="20.6cm">
          <text:p text:style-name="P1">Standard Out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1.15cm" svg:y1="14.7cm" svg:x2="15.3cm" svg:y2="17.8cm" draw:start-shape="id3" draw:start-glue-point="0" draw:end-shape="id7" svg:d="M11150 14700v-501h4150v3601" svg:viewBox="0 0 4151 3602">
          <text:p/>
        </draw:connector>
        <draw:connector draw:style-name="gr8" draw:text-style-name="P2" draw:layer="layout" svg:x1="11.05cm" svg:y1="12.4cm" svg:x2="15.3cm" svg:y2="17.8cm" draw:start-shape="id5" draw:start-glue-point="0" draw:end-shape="id7" draw:end-glue-point="0" svg:d="M11050 12400v-501h4250v5901" svg:viewBox="0 0 4251 5902">
          <text:p/>
        </draw:connector>
        <draw:connector draw:style-name="gr9" draw:text-style-name="P2" draw:layer="layout" svg:x1="10.95cm" svg:y1="10.1cm" svg:x2="15.3cm" svg:y2="17.8cm" draw:start-shape="id4" draw:start-glue-point="0" draw:end-shape="id7" draw:end-glue-point="0" svg:d="M10950 10100v-501h4350v8201" svg:viewBox="0 0 4351 8202">
          <text:p text:style-name="P1"><text:s text:c="42"/>4B) Output Results</text:p>
        </draw:connector>
        <draw:connector draw:style-name="gr8" draw:text-style-name="P2" draw:layer="layout" svg:x1="12.6cm" svg:y1="18.4cm" svg:x2="8.4cm" svg:y2="20.7cm" draw:start-shape="id7" draw:start-glue-point="3" draw:end-shape="id8" draw:end-glue-point="0" svg:d="M12600 18400h-4200v2300" svg:viewBox="0 0 4201 2301">
          <text:p/>
        </draw:connector>
        <draw:connector draw:style-name="gr8" draw:text-style-name="P2" draw:layer="layout" svg:x1="15.3cm" svg:y1="19cm" svg:x2="13.8cm" svg:y2="20.6cm" draw:start-shape="id7" draw:start-glue-point="2" draw:end-shape="id9" svg:d="M15300 19000v800h-1500v800" svg:viewBox="0 0 1501 1601">
          <text:p/>
        </draw:connector>
        <draw:connector draw:style-name="gr9" draw:text-style-name="P2" draw:layer="layout" svg:x1="18cm" svg:y1="18.4cm" svg:x2="19.8cm" svg:y2="6.3cm" draw:start-shape="id7" draw:start-glue-point="1" draw:end-shape="id2" draw:end-glue-point="1" svg:d="M18000 18400h2301v-12100h-501" svg:viewBox="0 0 2302 12101">
          <text:p text:style-name="P1">5) Fetch More</text:p>
          <text:p text:style-name="P1">Work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18:40:26.986956465</meta:creation-date>
    <dc:date>2016-01-14T19:41:15.486397768</dc:date>
    <meta:editing-duration>PT1H47S</meta:editing-duration>
    <meta:editing-cycles>3</meta:editing-cycles>
    <meta:generator>LibreOffice/4.4.7.2$Linux_X86_64 LibreOffice_project/40$Build-2</meta:generator>
    <meta:document-statistic meta:object-count="27"/>
  </office:meta>
</office:document-meta>
</file>